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74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mposant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ou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iere PMMA pour boitier</text:p>
          </table:table-cell>
          <table:table-cell table:style-name="ce2" office:value-type="currency" office:currency="EUR" office:value="30" calcext:value-type="currency">
            <text:p>3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2]*[.C2]" office:value-type="currency" office:currency="EUR" office:value="3600" calcext:value-type="currency">
            <text:p>3,600 €</text:p>
          </table:table-cell>
          <table:table-cell table:style-name="ce1" office:value-type="string" calcext:value-type="string">
            <text:p>SMG Prolians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ullements et visserie</text:p>
          </table:table-cell>
          <table:table-cell table:style-name="ce2" office:value-type="currency" office:currency="EUR" office:value="50" calcext:value-type="currency">
            <text:p>5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3]*[.C3]" office:value-type="currency" office:currency="EUR" office:value="6000" calcext:value-type="currency">
            <text:p>6,000 €</text:p>
          </table:table-cell>
          <table:table-cell table:style-name="ce1" office:value-type="string" calcext:value-type="string">
            <text:p>TODO a valider par M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geurs + batterie</text:p>
          </table:table-cell>
          <table:table-cell table:style-name="ce2" office:value-type="currency" office:currency="EUR" office:value="200" calcext:value-type="currency">
            <text:p>200 €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[.B4]*[.C4]" office:value-type="currency" office:currency="EUR" office:value="1000" calcext:value-type="currency">
            <text:p>1,000 €</text:p>
          </table:table-cell>
          <table:table-cell table:style-name="ce6" office:value-type="string" calcext:value-type="string">
            <text:p><text:a xlink:href="https://www.leroymerlin.fr/v3/p/produits/pack-batterie-5ah-chargeur-ryobi-one-rc18120-150-e1503097459" xlink:type="simple">https://www.leroymerlin.fr/v3/p/produits/pack-batterie-5ah-chargeur-ryobi-one-rc18120-150-e1503097459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imentaiton medicale 150W</text:p>
          </table:table-cell>
          <table:table-cell table:style-name="ce2" office:value-type="currency" office:currency="EUR" office:value="100" calcext:value-type="currency">
            <text:p>10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5]*[.C5]" office:value-type="currency" office:currency="EUR" office:value="12000" calcext:value-type="currency">
            <text:p>12,000 €</text:p>
          </table:table-cell>
          <table:table-cell table:style-name="ce1" office:value-type="string" calcext:value-type="string">
            <text:p>TODO a valider par M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tor+driver</text:p>
          </table:table-cell>
          <table:table-cell table:style-name="ce2" office:value-type="currency" office:currency="EUR" office:value="150" calcext:value-type="currency">
            <text:p>15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6]*[.C6]" office:value-type="currency" office:currency="EUR" office:value="18000" calcext:value-type="currency">
            <text:p>18,000 €</text:p>
          </table:table-cell>
          <table:table-cell table:style-name="ce1" office:value-type="string" calcext:value-type="string">
            <text:p>TODO a valider par M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pteur P diff pneumotac</text:p>
          </table:table-cell>
          <table:table-cell table:style-name="ce2" office:value-type="currency" office:currency="EUR" office:value="50" calcext:value-type="currency">
            <text:p>5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7]*[.C7]" office:value-type="currency" office:currency="EUR" office:value="6000" calcext:value-type="currency">
            <text:p>6,000 €</text:p>
          </table:table-cell>
          <table:table-cell table:style-name="ce6" office:value-type="string" calcext:value-type="string">
            <text:p><text:a xlink:href="https://fr.farnell.com/sensirion/sdp610/capteur-pressure-i2c-500pa/dp/1696081" xlink:type="simple">https://fr.farnell.com/sensirion/sdp610/capteur-pressure-i2c-500pa/dp/1696081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pteur P diff atmo/Paw</text:p>
          </table:table-cell>
          <table:table-cell table:style-name="ce2" office:value-type="currency" office:currency="EUR" office:value="35" calcext:value-type="currency">
            <text:p>35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8]*[.C8]" office:value-type="currency" office:currency="EUR" office:value="4200" calcext:value-type="currency">
            <text:p>4,200 €</text:p>
          </table:table-cell>
          <table:table-cell table:style-name="ce6" office:value-type="string" calcext:value-type="string">
            <text:p><text:a xlink:href="https://fr.farnell.com/amphenol-advanced-sensors/npa-700b-001d/capteur-pression-numerique-1psi/dp/2845670" xlink:type="simple">https://fr.farnell.com/amphenol-advanced-sensors/npa-700b-001d/capteur-pression-numerique-1psi/dp/2845670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ectrovannes x 3</text:p>
          </table:table-cell>
          <table:table-cell table:style-name="ce2" office:value-type="currency" office:currency="EUR" office:value="40" calcext:value-type="currency">
            <text:p>40 €</text:p>
          </table:table-cell>
          <table:table-cell table:style-name="ce1" office:value-type="float" office:value="360" calcext:value-type="float">
            <text:p>360</text:p>
          </table:table-cell>
          <table:table-cell table:style-name="ce4" table:formula="of:=[.B9]*[.C9]" office:value-type="currency" office:currency="EUR" office:value="14400" calcext:value-type="currency">
            <text:p>14,400 €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pompe aquarium 2 sorties</text:p>
          </table:table-cell>
          <table:table-cell table:style-name="ce2" office:value-type="currency" office:currency="EUR" office:value="40" calcext:value-type="currency">
            <text:p>4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10]*[.C10]" office:value-type="currency" office:currency="EUR" office:value="4800" calcext:value-type="currency">
            <text:p>4,800 €</text:p>
          </table:table-cell>
          <table:table-cell table:style-name="ce6" office:value-type="string" calcext:value-type="string">
            <text:p><text:a xlink:href="https://www.akouashop.com/aeration-aquarium/pompe-a-air/eheim-air-200-3702-pompe-a-air-200-l-h-tres-silencieuse-avec-2-sorties-pour-aquarium.html" xlink:type="simple">https://www.akouashop.com/aeration-aquarium/pompe-a-air/eheim-air-200-3702-pompe-a-air-200-l-h-tres-silencieuse-avec-2-sorties-pour-aquarium.html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gul. pour pompe aqua.</text:p>
          </table:table-cell>
          <table:table-cell table:style-name="ce2" office:value-type="currency" office:currency="EUR" office:value="50" calcext:value-type="currency">
            <text:p>5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11]*[.C11]" office:value-type="currency" office:currency="EUR" office:value="6000" calcext:value-type="currency">
            <text:p>6,000 €</text:p>
          </table:table-cell>
          <table:table-cell table:style-name="ce1" office:value-type="string" calcext:value-type="string">
            <text:p>TODO a concevoir ou sourc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crocontrolleur</text:p>
          </table:table-cell>
          <table:table-cell table:style-name="ce2" office:value-type="currency" office:currency="EUR" office:value="10" calcext:value-type="currency">
            <text:p>1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12]*[.C12]" office:value-type="currency" office:currency="EUR" office:value="1200" calcext:value-type="currency">
            <text:p>1,200 €</text:p>
          </table:table-cell>
          <table:table-cell table:style-name="ce1" office:value-type="string" calcext:value-type="string">
            <text:p>TODO a valider par M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aspberry Pi+SD+alim</text:p>
          </table:table-cell>
          <table:table-cell table:style-name="ce2" office:value-type="currency" office:currency="EUR" office:value="50" calcext:value-type="currency">
            <text:p>5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13]*[.C13]" office:value-type="currency" office:currency="EUR" office:value="6000" calcext:value-type="currency">
            <text:p>6,000 €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cran</text:p>
          </table:table-cell>
          <table:table-cell table:style-name="ce2" office:value-type="currency" office:currency="EUR" office:value="400" calcext:value-type="currency">
            <text:p>400 €</text:p>
          </table:table-cell>
          <table:table-cell table:style-name="ce1" office:value-type="float" office:value="120" calcext:value-type="float">
            <text:p>120</text:p>
          </table:table-cell>
          <table:table-cell table:style-name="ce4" table:formula="of:=[.B14]*[.C14]" office:value-type="currency" office:currency="EUR" office:value="48000" calcext:value-type="currency">
            <text:p>48,000 €</text:p>
          </table:table-cell>
          <table:table-cell table:style-name="ce6" office:value-type="string" calcext:value-type="string">
            <text:p><text:a xlink:href="https://www.ldlc.com/fiche/PB00277437.html" xlink:type="simple">https://www.ldlc.com/fiche/PB00277437.html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Total:</text:p>
          </table:table-cell>
          <table:table-cell table:style-name="ce5" table:formula="of:=SUM([.D2:.D14])" office:value-type="currency" office:currency="EUR" office:value="131200" calcext:value-type="currency">
            <text:p>131,200 €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" meta:object-count="0"/>
    <meta:generator>LibreOfficeDev/6.0.5.2$Linux_X86_64 LibreOffice_project/</meta:generator>
  </office:meta>
</office:document-meta>
</file>